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7.213cm" fo:min-width="4.263cm"/>
    </style:style>
    <style:style style:name="gr2" style:family="graphic" style:parent-style-name="standard">
      <style:graphic-properties draw:fill-color="#def5cb" draw:textarea-horizontal-align="justify" draw:textarea-vertical-align="middle" draw:auto-grow-height="false" fo:min-height="17.213cm" fo:min-width="4.263cm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7.213cm" fo:min-width="3.945cm"/>
    </style:style>
    <style:style style:name="gr4" style:family="graphic" style:parent-style-name="standard">
      <style:graphic-properties draw:fill-color="#fff2e6" draw:textarea-horizontal-align="justify" draw:textarea-vertical-align="middle" draw:auto-grow-height="false" fo:min-height="17.213cm" fo:min-width="3.945cm"/>
    </style:style>
    <style:style style:name="gr5" style:family="graphic" style:parent-style-name="standard">
      <style:graphic-properties draw:fill-color="#f7ebec" draw:textarea-horizontal-align="justify" draw:textarea-vertical-align="middle" draw:auto-grow-height="false" fo:min-height="17.213cm" fo:min-width="9.025cm"/>
    </style:style>
    <style:style style:name="gr6" style:family="graphic" style:parent-style-name="standard">
      <style:graphic-properties draw:fill-color="#fdfbfa" draw:textarea-horizontal-align="justify" draw:textarea-vertical-align="middle" draw:auto-grow-height="false" fo:min-height="3.242cm" fo:min-width="21.452cm"/>
      <style:paragraph-properties style:writing-mode="lr-tb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0.385cm" fo:min-width="2.358cm"/>
      <style:paragraph-properties style:writing-mode="lr-tb"/>
    </style:style>
    <style:style style:name="gr8" style:family="graphic" style:parent-style-name="standard">
      <style:graphic-properties svg:stroke-color="#eeeeee" draw:fill-color="#fafafa" draw:textarea-horizontal-align="justify" draw:textarea-vertical-align="middle" draw:auto-grow-height="false" fo:min-height="0.384cm" fo:min-width="5.215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draw:fill-color="#fdfbfa" draw:textarea-horizontal-align="justify" draw:textarea-vertical-align="middle" draw:auto-grow-height="false" fo:min-height="0.385cm" fo:min-width="21.452cm"/>
      <style:paragraph-properties style:writing-mode="lr-tb"/>
    </style:style>
    <style:style style:name="gr11" style:family="graphic" style:parent-style-name="standard">
      <style:graphic-properties draw:fill-color="#fdfbfa" draw:textarea-horizontal-align="justify" draw:textarea-vertical-align="middle" draw:auto-grow-height="false" fo:min-height="0.385cm" fo:min-width="3.037cm"/>
      <style:paragraph-properties style:writing-mode="lr-tb"/>
    </style:style>
    <style:style style:name="gr12" style:family="graphic" style:parent-style-name="standard">
      <style:graphic-properties draw:fill-color="#fdfbfa" draw:textarea-horizontal-align="justify" draw:textarea-vertical-align="middle" draw:auto-grow-height="false" fo:min-height="2.608cm" fo:min-width="3.037cm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0.424cm" fo:min-width="2.001cm"/>
      <style:paragraph-properties style:writing-mode="lr-tb"/>
    </style:style>
    <style:style style:name="gr14" style:family="graphic" style:parent-style-name="standard">
      <style:graphic-properties draw:fill-color="#fdfbfa" draw:textarea-horizontal-align="justify" draw:textarea-vertical-align="middle" draw:auto-grow-height="false" fo:min-height="2.608cm" fo:min-width="2.675cm"/>
      <style:paragraph-properties style:writing-mode="lr-tb"/>
    </style:style>
    <style:style style:name="gr15" style:family="graphic" style:parent-style-name="standard">
      <style:graphic-properties draw:fill-color="#fdfbfa" draw:textarea-horizontal-align="justify" draw:textarea-vertical-align="middle" draw:auto-grow-height="false" fo:min-height="0.385cm" fo:min-width="2.675cm"/>
      <style:paragraph-properties style:writing-mode="lr-tb"/>
    </style:style>
    <style:style style:name="gr16" style:family="graphic" style:parent-style-name="standard">
      <style:graphic-properties draw:marker-start="Arrowheads_20_2" draw:marker-start-width="0.3cm" draw:marker-end="Arrowheads_20_3" draw:marker-end-width="0.3cm" draw:fill-color="#b7b3ca" draw:textarea-vertical-align="middle"/>
    </style:style>
    <style:style style:name="gr17" style:family="graphic" style:parent-style-name="standard">
      <style:graphic-properties svg:stroke-color="#f7ebec" draw:fill-color="#f7ebec" draw:textarea-horizontal-align="justify" draw:textarea-vertical-align="middle" draw:auto-grow-height="false" fo:min-height="0.385cm" fo:min-width="2.992cm"/>
      <style:paragraph-properties style:writing-mode="lr-tb"/>
    </style:style>
    <style:style style:name="gr18" style:family="graphic" style:parent-style-name="standard">
      <style:graphic-properties svg:stroke-color="#fff2e6" draw:fill-color="#fff2e6" draw:textarea-horizontal-align="justify" draw:textarea-vertical-align="middle" draw:auto-grow-height="false" fo:min-height="0.385cm" fo:min-width="2.992cm"/>
      <style:paragraph-properties style:writing-mode="lr-tb"/>
    </style:style>
    <style:style style:name="gr19" style:family="graphic" style:parent-style-name="standard">
      <style:graphic-properties svg:stroke-color="#ffffd7" draw:fill-color="#ffffd7" draw:textarea-horizontal-align="justify" draw:textarea-vertical-align="middle" draw:auto-grow-height="false" fo:min-height="0.385cm" fo:min-width="2.992cm"/>
      <style:paragraph-properties style:writing-mode="lr-tb"/>
    </style:style>
    <style:style style:name="gr20" style:family="graphic" style:parent-style-name="standard">
      <style:graphic-properties draw:fill-color="#fdfbfa" draw:textarea-horizontal-align="justify" draw:textarea-vertical-align="middle" draw:auto-grow-height="false" fo:min-height="0.385cm" fo:min-width="3.224cm"/>
      <style:paragraph-properties style:writing-mode="lr-tb"/>
    </style:style>
    <style:style style:name="gr21" style:family="graphic" style:parent-style-name="standard">
      <style:graphic-properties draw:fill-color="#fdfbfa" draw:textarea-horizontal-align="justify" draw:textarea-vertical-align="middle" draw:auto-grow-height="false" fo:min-height="2.608cm" fo:min-width="3.224cm"/>
      <style:paragraph-properties style:writing-mode="lr-tb"/>
    </style:style>
    <style:style style:name="gr22" style:family="graphic" style:parent-style-name="standard">
      <style:graphic-properties draw:fill-color="#fff5ce" draw:textarea-horizontal-align="justify" draw:textarea-vertical-align="middle" draw:auto-grow-height="false" fo:min-height="0.424cm" fo:min-width="2.134cm"/>
      <style:paragraph-properties style:writing-mode="lr-tb"/>
    </style:style>
    <style:style style:name="gr23" style:family="graphic" style:parent-style-name="standard">
      <style:graphic-properties svg:stroke-color="#def5cb" draw:fill-color="#def5cb" draw:textarea-horizontal-align="justify" draw:textarea-vertical-align="middle" draw:auto-grow-height="false" fo:min-height="0.385cm" fo:min-width="2.992cm"/>
      <style:paragraph-properties style:writing-mode="lr-tb"/>
    </style:style>
    <style:style style:name="gr24" style:family="graphic" style:parent-style-name="standard">
      <style:graphic-properties draw:fill-color="#def5cb" draw:textarea-horizontal-align="justify" draw:textarea-vertical-align="middle" draw:auto-grow-height="false" fo:min-height="17.213cm" fo:min-width="4.58cm"/>
    </style:style>
    <style:style style:name="gr25" style:family="graphic" style:parent-style-name="standard">
      <style:graphic-properties draw:fill-color="#fdfbfa" draw:textarea-horizontal-align="justify" draw:textarea-vertical-align="middle" draw:auto-grow-height="false" fo:min-height="1.337cm" fo:min-width="3.224cm"/>
      <style:paragraph-properties style:writing-mode="lr-tb"/>
    </style:style>
    <style:style style:name="gr26" style:family="graphic" style:parent-style-name="standard">
      <style:graphic-properties draw:fill-color="#fdfbfa" draw:textarea-horizontal-align="justify" draw:textarea-vertical-align="middle" draw:auto-grow-height="false" fo:min-height="1.337cm" fo:min-width="3.18cm"/>
      <style:paragraph-properties style:writing-mode="lr-tb"/>
    </style:style>
    <style:style style:name="gr27" style:family="graphic" style:parent-style-name="standard">
      <style:graphic-properties draw:fill-color="#fdfbfa" draw:textarea-horizontal-align="justify" draw:textarea-vertical-align="middle" draw:auto-grow-height="false" fo:min-height="0.386cm" fo:min-width="3.124cm"/>
      <style:paragraph-properties style:writing-mode="lr-tb"/>
    </style:style>
    <style:style style:name="gr28" style:family="graphic" style:parent-style-name="standard">
      <style:graphic-properties draw:fill-color="#fff5ce" draw:textarea-horizontal-align="justify" draw:textarea-vertical-align="middle" draw:auto-grow-height="false" fo:min-height="0.424cm" fo:min-width="2.046cm"/>
      <style:paragraph-properties style:writing-mode="lr-tb"/>
    </style:style>
    <style:style style:name="gr29" style:family="graphic" style:parent-style-name="standard">
      <style:graphic-properties svg:stroke-color="#dee6ef" draw:fill-color="#dee6ef" draw:textarea-horizontal-align="justify" draw:textarea-vertical-align="middle" draw:auto-grow-height="false" fo:min-height="0.385cm" fo:min-width="2.992cm"/>
      <style:paragraph-properties style:writing-mode="lr-tb"/>
    </style:style>
    <style:style style:name="gr30" style:family="graphic" style:parent-style-name="standard">
      <style:graphic-properties draw:fill-color="#fdfbfa" draw:textarea-horizontal-align="justify" draw:textarea-vertical-align="middle" draw:auto-grow-height="false" fo:min-height="0.385cm" fo:min-width="3.092cm"/>
      <style:paragraph-properties style:writing-mode="lr-tb"/>
    </style:style>
    <style:style style:name="gr31" style:family="graphic" style:parent-style-name="standard">
      <style:graphic-properties draw:fill-color="#fdfbfa" draw:textarea-horizontal-align="justify" draw:textarea-vertical-align="middle" draw:auto-grow-height="false" fo:min-height="0.386cm" fo:min-width="3.186cm"/>
      <style:paragraph-properties style:writing-mode="lr-tb"/>
    </style:style>
    <style:style style:name="gr32" style:family="graphic" style:parent-style-name="standard">
      <style:graphic-properties draw:fill-color="#fff5eb" draw:textarea-horizontal-align="justify" draw:textarea-vertical-align="middle" draw:auto-grow-height="false" fo:min-height="17.213cm" fo:min-width="4.58cm"/>
    </style:style>
    <style:style style:name="gr33" style:family="graphic" style:parent-style-name="standard">
      <style:graphic-properties svg:stroke-color="#fff5eb" draw:fill-color="#fff5eb" draw:textarea-horizontal-align="justify" draw:textarea-vertical-align="middle" draw:auto-grow-height="false" fo:min-height="0.385cm" fo:min-width="2.99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def5cb"/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-color="#fff2e6"/>
      <style:paragraph-properties fo:text-align="center"/>
    </style:style>
    <style:style style:name="P5" style:family="paragraph">
      <loext:graphic-properties draw:fill-color="#f7ebec"/>
      <style:paragraph-properties fo:text-align="center"/>
    </style:style>
    <style:style style:name="P6" style:family="paragraph">
      <loext:graphic-properties draw:fill-color="#fdfbfa"/>
      <style:paragraph-properties fo:text-align="center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e8f2a1"/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</style:style>
    <style:style style:name="P10" style:family="paragraph">
      <loext:graphic-properties draw:fill-color="#fafafa"/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dfbfa"/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f5c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b7b3ca"/>
      <style:paragraph-properties fo:text-align="center"/>
    </style:style>
    <style:style style:name="P16" style:family="paragraph">
      <style:paragraph-properties fo:text-align="center"/>
      <style:text-properties fo:color="#8d1d75" loext:opacity="100%" fo:font-size="14pt" style:font-size-asian="14pt" style:font-size-complex="14pt"/>
    </style:style>
    <style:style style:name="P17" style:family="paragraph">
      <loext:graphic-properties draw:fill-color="#f7ebec"/>
      <style:paragraph-properties fo:text-align="center"/>
      <style:text-properties fo:color="#8d1d75" loext:opacity="100%" fo:font-size="14pt"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-color="#fff5ce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color="#ff5429" loext:opacity="100%" fo:font-size="14pt" style:font-size-asian="14pt" style:font-size-complex="14pt"/>
    </style:style>
    <style:style style:name="P21" style:family="paragraph">
      <loext:graphic-properties draw:fill-color="#fff2e6"/>
      <style:paragraph-properties fo:text-align="center"/>
      <style:text-properties fo:color="#ff5429" loext:opacity="100%" fo:font-size="14pt" style:font-size-asian="14pt" style:font-size-complex="14pt"/>
    </style:style>
    <style:style style:name="P22" style:family="paragraph">
      <style:paragraph-properties fo:text-align="center"/>
      <style:text-properties fo:color="#e8a202" loext:opacity="100%" fo:font-size="14pt" style:font-size-asian="14pt" style:font-size-complex="14pt"/>
    </style:style>
    <style:style style:name="P23" style:family="paragraph">
      <loext:graphic-properties draw:fill-color="#ffffd7"/>
      <style:paragraph-properties fo:text-align="center"/>
      <style:text-properties fo:color="#e8a202" loext:opacity="100%" fo:font-size="14pt" style:font-size-asian="14pt" style:font-size-complex="14pt"/>
    </style:style>
    <style:style style:name="P24" style:family="paragraph"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-color="#fff5ce"/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text-align="center"/>
      <style:text-properties fo:color="#5eb91e" loext:opacity="100%" fo:font-size="14pt" style:font-size-asian="14pt" style:font-size-complex="14pt"/>
    </style:style>
    <style:style style:name="P27" style:family="paragraph">
      <loext:graphic-properties draw:fill-color="#def5cb"/>
      <style:paragraph-properties fo:text-align="center"/>
      <style:text-properties fo:color="#5eb91e" loext:opacity="100%" fo:font-size="14pt" style:font-size-asian="14pt" style:font-size-complex="14pt"/>
    </style:style>
    <style:style style:name="P28" style:family="paragraph">
      <loext:graphic-properties draw:fill-color="#fff5ce"/>
      <style:paragraph-properties fo:text-align="center"/>
      <style:text-properties fo:font-size="11pt" style:font-size-asian="11pt" style:font-size-complex="11pt"/>
    </style:style>
    <style:style style:name="P29" style:family="paragraph">
      <style:paragraph-properties fo:text-align="center"/>
      <style:text-properties fo:color="#5983b0" loext:opacity="100%" fo:font-size="14pt" style:font-size-asian="14pt" style:font-size-complex="14pt"/>
    </style:style>
    <style:style style:name="P30" style:family="paragraph">
      <loext:graphic-properties draw:fill-color="#dee6ef"/>
      <style:paragraph-properties fo:text-align="center"/>
      <style:text-properties fo:color="#5983b0" loext:opacity="100%" fo:font-size="14pt" style:font-size-asian="14pt" style:font-size-complex="14pt"/>
    </style:style>
    <style:style style:name="P31" style:family="paragraph">
      <loext:graphic-properties draw:fill-color="#fff5eb"/>
      <style:paragraph-properties fo:text-align="center"/>
    </style:style>
    <style:style style:name="P32" style:family="paragraph">
      <style:paragraph-properties fo:text-align="center"/>
      <style:text-properties fo:color="#ff860d" loext:opacity="100%" fo:font-size="14pt" style:font-size-asian="14pt" style:font-size-complex="14pt"/>
    </style:style>
    <style:style style:name="P33" style:family="paragraph">
      <loext:graphic-properties draw:fill-color="#fff5eb"/>
      <style:paragraph-properties fo:text-align="center"/>
      <style:text-properties fo:color="#ff860d" loext:opacity="100%"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d1d75" loext:opacity="100%" fo:font-size="14pt" style:font-size-asian="14pt" style:font-size-complex="14pt"/>
    </style:style>
    <style:style style:name="T4" style:family="text">
      <style:text-properties fo:color="#ff5429" loext:opacity="100%" fo:font-size="14pt" style:font-size-asian="14pt" style:font-size-complex="14pt"/>
    </style:style>
    <style:style style:name="T5" style:family="text">
      <style:text-properties fo:color="#e8a202" loext:opacity="100%"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5eb91e" loext:opacity="100%" fo:font-size="14pt" style:font-size-asian="14pt" style:font-size-complex="14pt"/>
    </style:style>
    <style:style style:name="T8" style:family="text">
      <style:text-properties fo:color="#5983b0" loext:opacity="100%" fo:font-size="14pt" style:font-size-asian="14pt" style:font-size-complex="14pt"/>
    </style:style>
    <style:style style:name="T9" style:family="text">
      <style:text-properties fo:color="#ff860d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3cm" svg:height="17.463cm" svg:x="24.495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3cm" svg:height="17.463cm" svg:x="19.732cm" svg:y="1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7.463cm" svg:x="15.287cm" svg:y="1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7.463cm" svg:x="10.842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25cm" svg:height="17.463cm" svg:x="1.317cm" svg:y="1.3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952cm" svg:height="3.492cm" svg:x="6.67cm" svg:y="2.27cm">
          <text:p text:style-name="P9"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2.905cm" svg:y="2.887cm">
          <text:p text:style-name="P7"><text:span text:style-name="T1">e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6.08cm" svg:y="2.887cm">
          <text:p text:style-name="P7"><text:span text:style-name="T1">cn-simp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6.08cm" svg:y="3.84cm">
          <text:p text:style-name="P7"><text:span text:style-name="T1">cn-tra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9.255cm" svg:y="2.887cm">
          <text:p text:style-name="P7"><text:span text:style-name="T1">cn-anc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715cm" svg:height="0.634cm" svg:x="14.51cm" svg:y="4.811cm">
          <text:p text:style-name="P9"><text:span text:style-name="T1">Source Code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7.53cm" svg:y1="6.08cm" svg:x2="17.53cm" svg:y2="7.032cm">
          <text:p/>
        </draw:line>
        <draw:custom-shape draw:style-name="gr10" draw:text-style-name="P12" draw:layer="layout" svg:width="21.952cm" svg:height="0.635cm" svg:x="6.67cm" svg:y="7.35cm">
          <text:p text:style-name="P7"><text:span text:style-name="T1">XiaoXuan IR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8.44cm" svg:y1="8.103cm" svg:x2="8.44cm" svg:y2="9.055cm">
          <text:p/>
        </draw:line>
        <draw:custom-shape draw:style-name="gr11" draw:text-style-name="P12" draw:layer="layout" svg:width="3.537cm" svg:height="0.635cm" svg:x="6.67cm" svg:y="9.272cm">
          <text:p text:style-name="P7"><text:span text:style-name="T1">Wasm Byte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537cm" svg:height="2.858cm" svg:x="6.67cm" svg:y="11.177cm">
          <text:p text:style-name="P7"><text:span text:style-name="T1">Wasm Interpreter</text:span></text:p>
          <text:p text:style-name="P7"><text:span text:style-name="T1">Wasm VM</text:span></text:p>
          <text:p text:style-name="P7"><text:span text:style-name="T1">WASI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8.44cm" svg:y1="10.108cm" svg:x2="8.44cm" svg:y2="11.06cm">
          <text:p/>
        </draw:line>
        <draw:custom-shape draw:style-name="gr13" draw:text-style-name="P14" draw:layer="layout" svg:width="3.537cm" svg:height="0.952cm" svg:x="6.67cm" svg:y="15.17cm">
          <text:p text:style-name="P13"><text:span text:style-name="T2">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8.392cm" svg:y1="14.118cm" svg:x2="8.392cm" svg:y2="15.07cm">
          <text:p/>
        </draw:line>
        <draw:custom-shape draw:style-name="gr14" draw:text-style-name="P12" draw:layer="layout" svg:width="3.175cm" svg:height="2.858cm" svg:x="1.852cm" svg:y="11.159cm">
          <text:p text:style-name="P7"><text:span text:style-name="T1">C/C++/Rust Lib</text:span></text:p>
          <text:p text:style-name="P7"><text:span text:style-name="T1">/</text:span></text:p>
          <text:p text:style-name="P7"><text:span text:style-name="T1">Python</text:span></text:p>
          <text:p text:style-name="P7"><text:span text:style-name="T1">JavaScript Runti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75cm" svg:height="0.635cm" svg:x="1.852cm" svg:y="9.272cm">
          <text:p text:style-name="P7"><text:span text:style-name="T1">source</text:span>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5.127cm" svg:y1="12.43cm" svg:x2="6.497cm" svg:y2="12.43cm">
          <text:p/>
        </draw:line>
        <draw:line draw:style-name="gr9" draw:text-style-name="P11" draw:layer="layout" svg:x1="3.422cm" svg:y1="10.107cm" svg:x2="3.422cm" svg:y2="11.059cm">
          <text:p/>
        </draw:line>
        <draw:custom-shape draw:style-name="gr17" draw:text-style-name="P17" draw:layer="layout" svg:width="3.492cm" svg:height="0.635cm" svg:x="6.715cm" svg:y="17.192cm">
          <text:p text:style-name="P16"><text:span text:style-name="T3">XiaoXuan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537cm" svg:height="0.635cm" svg:x="11.298cm" svg:y="9.255cm">
          <text:p text:style-name="P7"><text:span text:style-name="T1">Wasm Byte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537cm" svg:height="2.858cm" svg:x="11.298cm" svg:y="11.16cm">
          <text:p text:style-name="P7"><text:span text:style-name="T1">Wasm VM Micro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3.04cm" svg:y1="8.104cm" svg:x2="13.04cm" svg:y2="9.056cm">
          <text:p/>
        </draw:line>
        <draw:line draw:style-name="gr9" draw:text-style-name="P11" draw:layer="layout" svg:x1="13.04cm" svg:y1="10.109cm" svg:x2="13.04cm" svg:y2="11.061cm">
          <text:p/>
        </draw:line>
        <draw:custom-shape draw:style-name="gr13" draw:text-style-name="P19" draw:layer="layout" svg:width="3.537cm" svg:height="0.952cm" svg:x="11.27cm" svg:y="15.171cm">
          <text:p text:style-name="P18"><text:span text:style-name="T2">MC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2.992cm" svg:y1="14.119cm" svg:x2="12.992cm" svg:y2="15.071cm">
          <text:p/>
        </draw:line>
        <draw:custom-shape draw:style-name="gr18" draw:text-style-name="P21" draw:layer="layout" svg:width="3.492cm" svg:height="0.635cm" svg:x="11.215cm" svg:y="17.192cm">
          <text:p text:style-name="P20"><text:span text:style-name="T4">XiaoXuan</text:span></text:p>
          <text:p text:style-name="P20"><text:span text:style-name="T4">Micro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537cm" svg:height="0.635cm" svg:x="15.725cm" svg:y="9.255cm">
          <text:p text:style-name="P7"><text:span text:style-name="T1">LLVM IR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537cm" svg:height="2.858cm" svg:x="15.725cm" svg:y="11.16cm">
          <text:p text:style-name="P7"><text:span text:style-name="T1">Native Binary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7.467cm" svg:y1="8.104cm" svg:x2="17.467cm" svg:y2="9.056cm">
          <text:p/>
        </draw:line>
        <draw:line draw:style-name="gr9" draw:text-style-name="P11" draw:layer="layout" svg:x1="17.467cm" svg:y1="10.109cm" svg:x2="17.467cm" svg:y2="11.061cm">
          <text:p/>
        </draw:line>
        <draw:custom-shape draw:style-name="gr13" draw:text-style-name="P14" draw:layer="layout" svg:width="3.537cm" svg:height="0.952cm" svg:x="15.697cm" svg:y="15.171cm">
          <text:p text:style-name="P13"><text:span text:style-name="T2">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7.419cm" svg:y1="14.119cm" svg:x2="17.419cm" svg:y2="15.071cm">
          <text:p/>
        </draw:line>
        <draw:custom-shape draw:style-name="gr19" draw:text-style-name="P23" draw:layer="layout" svg:width="3.492cm" svg:height="0.635cm" svg:x="15.642cm" svg:y="17.192cm">
          <text:p text:style-name="P22"><text:span text:style-name="T5">XiaoXuan</text:span></text:p>
          <text:p text:style-name="P22"><text:span text:style-name="T5">Nativ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724cm" svg:height="0.635cm" svg:x="20.253cm" svg:y="9.255cm">
          <text:p text:style-name="P7"><text:span text:style-name="T1">Interpre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724cm" svg:height="2.858cm" svg:x="20.253cm" svg:y="11.159cm">
          <text:p text:style-name="P7"><text:span text:style-name="T1">Wasm VM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3.724cm" svg:height="0.952cm" svg:x="20.253cm" svg:y="15.17cm">
          <text:p text:style-name="P24"><text:span text:style-name="T6">Web Brow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3.492cm" svg:height="0.635cm" svg:x="20.315cm" svg:y="17.192cm">
          <text:p text:style-name="P26"><text:span text:style-name="T7">XiaoXuan</text:span></text:p>
          <text:p text:style-name="P26"><text:span text:style-name="T7">Script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22.12cm" svg:y1="10.207cm" svg:x2="22.12cm" svg:y2="11.06cm">
          <text:p/>
        </draw:line>
        <draw:line draw:style-name="gr9" draw:text-style-name="P11" draw:layer="layout" svg:x1="22.12cm" svg:y1="14.118cm" svg:x2="22.12cm" svg:y2="15.07cm">
          <text:p/>
        </draw:line>
        <draw:custom-shape draw:style-name="gr24" draw:text-style-name="P2" draw:layer="layout" svg:width="5.08cm" svg:height="17.463cm" svg:x="36.627cm" svg:y="1.3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724cm" svg:height="1.587cm" svg:x="37.348cm" svg:y="7.35cm">
          <text:p text:style-name="P7"><text:span text:style-name="T1">XiaoXuan</text:span></text:p>
          <text:p text:style-name="P7"><text:span text:style-name="T1">Interpre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.724cm" svg:height="2.858cm" svg:x="37.348cm" svg:y="11.159cm">
          <text:p text:style-name="P7"><text:span text:style-name="T1">XiaoXuan Shell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68cm" svg:height="1.587cm" svg:x="37.392cm" svg:y="4.175cm">
          <text:p text:style-name="P7"><text:span text:style-name="T1">XiaoXuan Shell</text:span></text:p>
          <text:p text:style-name="P7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3.724cm" svg:height="0.952cm" svg:x="37.348cm" svg:y="15.17cm">
          <text:p text:style-name="P7"><text:span text:style-name="T2">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3.492cm" svg:height="0.635cm" svg:x="37.41cm" svg:y="17.192cm">
          <text:p text:style-name="P26"><text:span text:style-name="T7">XiaoXuan</text:span></text:p>
          <text:p text:style-name="P26"><text:span text:style-name="T7">Shell Script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39.215cm" svg:y1="6.08cm" svg:x2="39.215cm" svg:y2="7.032cm">
          <text:p/>
        </draw:line>
        <draw:line draw:style-name="gr9" draw:text-style-name="P11" draw:layer="layout" svg:x1="39.215cm" svg:y1="8.937cm" svg:x2="39.215cm" svg:y2="11.06cm">
          <text:p/>
        </draw:line>
        <draw:line draw:style-name="gr9" draw:text-style-name="P11" draw:layer="layout" svg:x1="39.215cm" svg:y1="14.118cm" svg:x2="39.215cm" svg:y2="15.07cm">
          <text:p/>
        </draw:line>
        <draw:custom-shape draw:style-name="gr27" draw:text-style-name="P12" draw:layer="layout" svg:width="3.624cm" svg:height="0.636cm" svg:x="24.998cm" svg:y="11.159cm">
          <text:p text:style-name="P7"><text:span text:style-name="T1">Synthesize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3.6cm" svg:height="0.952cm" svg:x="25.022cm" svg:y="15.17cm">
          <text:p text:style-name="P7"><text:span text:style-name="T2">C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0" draw:layer="layout" svg:width="3.492cm" svg:height="0.635cm" svg:x="25.084cm" svg:y="17.192cm">
          <text:p text:style-name="P29"><text:span text:style-name="T8">XiaoXuan</text:span></text:p>
          <text:p text:style-name="P29"><text:span text:style-name="T8">HDL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26.889cm" svg:y1="14.118cm" svg:x2="26.889cm" svg:y2="15.07cm">
          <text:p/>
        </draw:line>
        <draw:custom-shape draw:style-name="gr30" draw:text-style-name="P12" draw:layer="layout" svg:width="3.592cm" svg:height="0.635cm" svg:x="25.03cm" svg:y="9.253cm">
          <text:p text:style-name="P7"><text:span text:style-name="T1">Verilog HDL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26.951cm" svg:y1="8.202cm" svg:x2="26.951cm" svg:y2="9.154cm">
          <text:p/>
        </draw:line>
        <draw:line draw:style-name="gr9" draw:text-style-name="P11" draw:layer="layout" svg:x1="26.951cm" svg:y1="10.107cm" svg:x2="26.951cm" svg:y2="11.059cm">
          <text:p/>
        </draw:line>
        <draw:custom-shape draw:style-name="gr31" draw:text-style-name="P12" draw:layer="layout" svg:width="3.686cm" svg:height="0.636cm" svg:x="24.936cm" svg:y="13.382cm">
          <text:p text:style-name="P7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26.951cm" svg:y1="12.107cm" svg:x2="26.951cm" svg:y2="13.059cm">
          <text:p/>
        </draw:line>
        <draw:custom-shape draw:style-name="gr32" draw:text-style-name="P31" draw:layer="layout" svg:width="5.08cm" svg:height="17.463cm" svg:x="31.597cm" svg:y="1.3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68cm" svg:height="1.587cm" svg:x="32.362cm" svg:y="4.175cm">
          <text:p text:style-name="P7"><text:span text:style-name="T1">XiaoHui ASM</text:span></text:p>
          <text:p text:style-name="P7"><text:span text:style-name="T1">Source Code</text:span></text:p>
          <draw:enhanced-geometry svg:viewBox="0 0 21600 21600" draw:type="rectangle" draw:enhanced-path="M 0 0 L 21600 0 21600 21600 0 21600 0 0 Z N"/>
        </draw:custom-shape>
        <draw:custom-shape draw:style-name="gr22" draw:text-style-name="P28" draw:layer="layout" svg:width="3.724cm" svg:height="0.952cm" svg:x="32.318cm" svg:y="15.17cm">
          <text:p text:style-name="P7"><text:span text:style-name="T2">RISC-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3" draw:layer="layout" svg:width="3.492cm" svg:height="0.635cm" svg:x="32.38cm" svg:y="17.192cm">
          <text:p text:style-name="P32"><text:span text:style-name="T9">XiaoHui</text:span></text:p>
          <text:p text:style-name="P32"><text:span text:style-name="T9">ASM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34.285cm" svg:y1="6.08cm" svg:x2="34.285cm" svg:y2="8.937cm">
          <text:p/>
        </draw:line>
        <draw:custom-shape draw:style-name="gr11" draw:text-style-name="P12" draw:layer="layout" svg:width="3.537cm" svg:height="0.635cm" svg:x="32.505cm" svg:y="9.253cm">
          <text:p text:style-name="P7"><text:span text:style-name="T1">Assembly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34.247cm" svg:y1="10.107cm" svg:x2="34.247cm" svg:y2="14.97cm">
          <text:p/>
        </draw:line>
        <draw:custom-shape draw:style-name="gr7" draw:text-style-name="P8" draw:layer="layout" svg:width="2.858cm" svg:height="0.635cm" svg:x="19.275cm" svg:y="3.857cm">
          <text:p text:style-name="P7"><text:span text:style-name="T1">meow🐱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22.067cm" svg:y1="8.104cm" svg:x2="22.067cm" svg:y2="9.05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5.7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3T16:21:53.506626900</meta:creation-date>
    <dc:date>2021-11-23T17:41:54.019331054</dc:date>
    <meta:editing-duration>PT34M15S</meta:editing-duration>
    <meta:editing-cycles>5</meta:editing-cycles>
    <meta:generator>LibreOffice/7.2.2.2$Linux_X86_64 LibreOffice_project/20$Build-2</meta:generator>
    <meta:document-statistic meta:object-count="71"/>
  </office:meta>
</office:document-meta>
</file>